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P2" style:family="paragraph" style:parent-style-name="Heading_20_2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P3" style:family="paragraph" style:parent-style-name="Heading_20_2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P4" style:family="paragraph" style:parent-style-name="Heading_20_2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P5" style:family="paragraph" style:parent-style-name="Heading_20_2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P6" style:family="paragraph" style:parent-style-name="Heading_20_2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P7" style:family="paragraph" style:parent-style-name="Heading_20_2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</office:automatic-styles>
  <office:body>
    <office:text>
      <text:h text:style-name="P1" text:outline-level="10"><text:bookmark-start text:name="h.7oahxueslfrr"/><text:bookmark-end text:name="h.7oahxueslfrr"/><text:span text:style-name="T1_1">Описание</text:span><text:span text:style-name="T1_2"><text:s/></text:span><text:span text:style-name="T1_3">сущностей</text:span><text:span text:style-name="T1_4">.</text:span></text:h>
      <text:h text:style-name="P2" text:outline-level="10"><text:bookmark-start text:name="h.8rwz4qhlabl7"/><text:bookmark-end text:name="h.8rwz4qhlabl7"/><text:span text:style-name="T2_1">Пользователь</text:span><text:span text:style-name="T2_2"><text:s/></text:span><text:span text:style-name="T2_3">CircleFilter</text:span><text:span text:style-name="T2_4"><text:s/>-<text:s/></text:span><text:span text:style-name="T2_5">пользователь</text:span><text:span text:style-name="T2_6"><text:s/></text:span><text:span text:style-name="T2_7">google</text:span><text:span text:style-name="T2_8">+,<text:s/></text:span><text:span text:style-name="T2_9">имеет</text:span><text:span text:style-name="T2_10"><text:s/></text:span><text:span text:style-name="T2_11">ленту</text:span><text:span text:style-name="T2_12">,<text:s/></text:span><text:span text:style-name="T2_13">множество</text:span><text:span text:style-name="T2_14"><text:s/></text:span><text:span text:style-name="T2_15">кругов</text:span><text:span text:style-name="T2_16"><text:s/></text:span><text:span text:style-name="T2_17">и</text:span><text:span text:style-name="T2_18"><text:s/></text:span><text:span text:style-name="T2_19">личные</text:span><text:span text:style-name="T2_20"><text:s/></text:span><text:span text:style-name="T2_21">данные</text:span><text:span text:style-name="T2_22">.</text:span></text:h>
      <text:h text:style-name="P3" text:outline-level="10"><text:bookmark-start text:name="h.i7615fnvsf9z"/><text:bookmark-end text:name="h.i7615fnvsf9z"/><text:span text:style-name="T3_1">Пользователь</text:span><text:span text:style-name="T3_2"><text:s/></text:span><text:span text:style-name="T3_3">google</text:span><text:span text:style-name="T3_4">+<text:s/>-<text:s/></text:span><text:span text:style-name="T3_5">пользователь</text:span><text:span text:style-name="T3_6"><text:s/></text:span><text:span text:style-name="T3_7">зарегистрированный</text:span><text:span text:style-name="T3_8"><text:s/></text:span><text:span text:style-name="T3_9">в</text:span><text:span text:style-name="T3_10"><text:s/></text:span><text:span text:style-name="T3_11">google</text:span><text:span text:style-name="T3_12"><text:s/></text:span><text:span text:style-name="T3_13">и</text:span><text:span text:style-name="T3_14"><text:s/></text:span><text:span text:style-name="T3_15">активировавший</text:span><text:span text:style-name="T3_16"><text:s/></text:span><text:span text:style-name="T3_17">google</text:span><text:span text:style-name="T3_18">+.<text:s/></text:span><text:span text:style-name="T3_19">Имеет</text:span><text:span text:style-name="T3_20"><text:s/></text:span><text:span text:style-name="T3_21">публичные</text:span><text:span text:style-name="T3_22"><text:s/></text:span><text:span text:style-name="T3_23">данные</text:span><text:span text:style-name="T3_24">,<text:s/></text:span><text:span text:style-name="T3_25">публичную</text:span><text:span text:style-name="T3_26"><text:s/></text:span><text:span text:style-name="T3_27">ленту</text:span><text:span text:style-name="T3_28">,<text:s/></text:span><text:span text:style-name="T3_29">список</text:span><text:span text:style-name="T3_30"><text:s/></text:span><text:span text:style-name="T3_31">пользователей</text:span><text:span text:style-name="T3_32"><text:s/></text:span><text:span text:style-name="T3_33">google</text:span><text:span text:style-name="T3_34">+<text:s/></text:span><text:span text:style-name="T3_35">которые</text:span><text:span text:style-name="T3_36"><text:s/></text:span><text:span text:style-name="T3_37">состоят</text:span><text:span text:style-name="T3_38"><text:s/></text:span><text:span text:style-name="T3_39">у</text:span><text:span text:style-name="T3_40"><text:s/></text:span><text:span text:style-name="T3_41">него</text:span><text:span text:style-name="T3_42"><text:s/></text:span><text:span text:style-name="T3_43">в</text:span><text:span text:style-name="T3_44"><text:s/></text:span><text:span text:style-name="T3_45">кругах</text:span><text:span text:style-name="T3_46">.</text:span></text:h>
      <text:h text:style-name="P4" text:outline-level="10"><text:bookmark-start text:name="h.dy7j5qlg4hhf"/><text:bookmark-end text:name="h.dy7j5qlg4hhf"/><text:span text:style-name="T4_1">Круг</text:span><text:span text:style-name="T4_2"><text:s/>-<text:s/></text:span><text:span text:style-name="T4_3">имеет</text:span><text:span text:style-name="T4_4"><text:s/></text:span><text:span text:style-name="T4_5">название</text:span><text:span text:style-name="T4_6"><text:s/></text:span><text:span text:style-name="T4_7">и</text:span><text:span text:style-name="T4_8"><text:s/></text:span><text:span text:style-name="T4_9">множества</text:span><text:span text:style-name="T4_10"><text:s/></text:span><text:span text:style-name="T4_11">пользователей</text:span><text:span text:style-name="T4_12"><text:s/></text:span><text:span text:style-name="T4_13">google</text:span><text:span text:style-name="T4_14">+.</text:span></text:h>
      <text:h text:style-name="P5" text:outline-level="10"><text:bookmark-start text:name="h.5yo86uys68bx"/><text:bookmark-end text:name="h.5yo86uys68bx"/><text:span text:style-name="T5_1">Лента</text:span><text:span text:style-name="T5_2"><text:s/>-<text:s/></text:span><text:span text:style-name="T5_3">состоит</text:span><text:span text:style-name="T5_4"><text:s/></text:span><text:span text:style-name="T5_5">из</text:span><text:span text:style-name="T5_6"><text:s/></text:span><text:span text:style-name="T5_7">множества</text:span><text:span text:style-name="T5_8"><text:s/></text:span><text:span text:style-name="T5_9">постов</text:span><text:span text:style-name="T5_10">,<text:s/></text:span><text:span text:style-name="T5_11">может</text:span><text:span text:style-name="T5_12"><text:s/></text:span><text:span text:style-name="T5_13">быть</text:span><text:span text:style-name="T5_14"><text:s/></text:span><text:span text:style-name="T5_15">публичной</text:span><text:span text:style-name="T5_16"><text:s/></text:span><text:span text:style-name="T5_17">или</text:span><text:span text:style-name="T5_18"><text:s/></text:span><text:span text:style-name="T5_19">приватной</text:span><text:span text:style-name="T5_20">.<text:s/></text:span><text:span text:style-name="T5_21">Приватная</text:span><text:span text:style-name="T5_22"><text:s/></text:span><text:span text:style-name="T5_23">лента</text:span><text:span text:style-name="T5_24"><text:s/></text:span><text:span text:style-name="T5_25">доступна</text:span><text:span text:style-name="T5_26"><text:s/></text:span><text:span text:style-name="T5_27">некоторому</text:span><text:span text:style-name="T5_28"><text:s/></text:span><text:span text:style-name="T5_29">подмножеству</text:span><text:span text:style-name="T5_30"><text:s/></text:span><text:span text:style-name="T5_31">множества</text:span><text:span text:style-name="T5_32"><text:s/></text:span><text:span text:style-name="T5_33">пользователей</text:span><text:span text:style-name="T5_34"><text:s/></text:span><text:span text:style-name="T5_35">состоящих</text:span><text:span text:style-name="T5_36"><text:s/></text:span><text:span text:style-name="T5_37">у</text:span><text:span text:style-name="T5_38"><text:s/></text:span><text:span text:style-name="T5_39">владельца</text:span><text:span text:style-name="T5_40"><text:s/></text:span><text:span text:style-name="T5_41">ленты</text:span><text:span text:style-name="T5_42"><text:s/></text:span><text:span text:style-name="T5_43">в</text:span><text:span text:style-name="T5_44"><text:s/></text:span><text:span text:style-name="T5_45">кругах</text:span><text:span text:style-name="T5_46">.<text:s/></text:span><text:span text:style-name="T5_47">Владелец</text:span><text:span text:style-name="T5_48"><text:s/></text:span><text:span text:style-name="T5_49">ленты</text:span><text:span text:style-name="T5_50"><text:s/></text:span><text:span text:style-name="T5_51">это</text:span><text:span text:style-name="T5_52"><text:s/></text:span><text:span text:style-name="T5_53">один</text:span><text:span text:style-name="T5_54"><text:s/></text:span><text:span text:style-name="T5_55">пользователь</text:span><text:span text:style-name="T5_56"><text:s/></text:span><text:span text:style-name="T5_57">google</text:span><text:span text:style-name="T5_58">+<text:s/></text:span><text:span text:style-name="T5_59">к</text:span><text:span text:style-name="T5_60"><text:s/></text:span><text:span text:style-name="T5_61">которому</text:span><text:span text:style-name="T5_62"><text:s/></text:span><text:span text:style-name="T5_63">привязана</text:span><text:span text:style-name="T5_64"><text:s/></text:span><text:span text:style-name="T5_65">лента</text:span><text:span text:style-name="T5_66">.</text:span></text:h>
      <text:h text:style-name="P6" text:outline-level="10"><text:bookmark-start text:name="h.wo5by1rtfq03"/><text:bookmark-end text:name="h.wo5by1rtfq03"/><text:span text:style-name="T6_1">Пост</text:span><text:span text:style-name="T6_2"><text:s/>-<text:s/></text:span><text:span text:style-name="T6_3">может</text:span><text:span text:style-name="T6_4"><text:s/></text:span><text:span text:style-name="T6_5">быть</text:span><text:span text:style-name="T6_6"><text:s/></text:span><text:span text:style-name="T6_7">публичным</text:span><text:span text:style-name="T6_8"><text:s/></text:span><text:span text:style-name="T6_9">или</text:span><text:span text:style-name="T6_10"><text:s/></text:span><text:span text:style-name="T6_11">приватным</text:span><text:span text:style-name="T6_12">.<text:s/></text:span><text:span text:style-name="T6_13">Может</text:span><text:span text:style-name="T6_14"><text:s/></text:span><text:span text:style-name="T6_15">состоять</text:span><text:span text:style-name="T6_16"><text:s/></text:span><text:span text:style-name="T6_17">из</text:span><text:span text:style-name="T6_18"><text:s/></text:span><text:span text:style-name="T6_19">ссылки</text:span><text:span text:style-name="T6_20">,<text:s/></text:span><text:span text:style-name="T6_21">текста</text:span><text:span text:style-name="T6_22">,<text:s/></text:span><text:span text:style-name="T6_23">картинки</text:span><text:span text:style-name="T6_24">,<text:s/></text:span><text:span text:style-name="T6_25">видиозаписи</text:span><text:span text:style-name="T6_26">,<text:s/></text:span><text:span text:style-name="T6_27">документа</text:span><text:span text:style-name="T6_28"><text:s/></text:span><text:span text:style-name="T6_29">google</text:span><text:span text:style-name="T6_30">+,<text:s/></text:span><text:span text:style-name="T6_31">карты</text:span><text:span text:style-name="T6_32"><text:s/></text:span><text:span text:style-name="T6_33">google</text:span><text:span text:style-name="T6_34">+<text:s/></text:span><text:span text:style-name="T6_35">и</text:span><text:span text:style-name="T6_36"><text:s/></text:span><text:span text:style-name="T6_37">т</text:span><text:span text:style-name="T6_38">.</text:span><text:span text:style-name="T6_39">д</text:span><text:span text:style-name="T6_40">.<text:s/></text:span><text:span text:style-name="T6_41">Может</text:span><text:span text:style-name="T6_42"><text:s/></text:span><text:span text:style-name="T6_43">иметь</text:span><text:span text:style-name="T6_44"><text:s/></text:span><text:span text:style-name="T6_45">множество</text:span><text:span text:style-name="T6_46"><text:s/></text:span><text:span text:style-name="T6_47">комментариев</text:span><text:span text:style-name="T6_48">.</text:span></text:h>
      <text:h text:style-name="P7" text:outline-level="10"><text:bookmark-start text:name="h.qrpec1bjofxf"/><text:bookmark-end text:name="h.qrpec1bjofxf"/><text:span text:style-name="T7_1">Комментарий</text:span><text:span text:style-name="T7_2"><text:s/>-<text:s/></text:span><text:span text:style-name="T7_3">текст</text:span><text:span text:style-name="T7_4"><text:s/></text:span><text:span text:style-name="T7_5">который</text:span><text:span text:style-name="T7_6"><text:s/></text:span><text:span text:style-name="T7_7">может</text:span><text:span text:style-name="T7_8"><text:s/></text:span><text:span text:style-name="T7_9">оставить</text:span><text:span text:style-name="T7_10"><text:s/></text:span><text:span text:style-name="T7_11">пользователь</text:span><text:span text:style-name="T7_12"><text:s/></text:span><text:span text:style-name="T7_13">google</text:span><text:span text:style-name="T7_14"><text:s/>+<text:s/></text:span><text:span text:style-name="T7_15">у</text:span><text:span text:style-name="T7_16"><text:s/></text:span><text:span text:style-name="T7_17">поста</text:span><text:span text:style-name="T7_18">,<text:s/></text:span><text:span text:style-name="T7_19">или</text:span><text:span text:style-name="T7_20"><text:s/></text:span><text:span text:style-name="T7_21">другого</text:span><text:span text:style-name="T7_22"><text:s/></text:span><text:span text:style-name="T7_23">комментария</text:span><text:span text:style-name="T7_24">.</text:span></text:h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